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" svg:font-family="System" style:font-family-generic="roman" style:font-pitch="variable"/>
    <style:font-face style:name="System1" svg:font-family="System" style:font-family-generic="system" style:font-pitch="variable"/>
  </office:font-face-decls>
  <office:automatic-styles>
    <style:style style:name="Tableau1" style:family="table">
      <style:table-properties style:width="18.002cm" fo:margin-left="-1cm" fo:margin-top="0cm" fo:margin-bottom="0cm" table:align="left" style:writing-mode="lr-tb"/>
    </style:style>
    <style:style style:name="Tableau1.A" style:family="table-column">
      <style:table-column-properties style:column-width="1.998cm"/>
    </style:style>
    <style:style style:name="Tableau1.B" style:family="table-column">
      <style:table-column-properties style:column-width="5.752cm"/>
    </style:style>
    <style:style style:name="Tableau1.C" style:family="table-column">
      <style:table-column-properties style:column-width="3.002cm"/>
    </style:style>
    <style:style style:name="Tableau1.D" style:family="table-column">
      <style:table-column-properties style:column-width="7.248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10f8ba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0f8ba" officeooo:paragraph-rsid="0010f8ba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0f8ba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0f8b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fr" fo:country="FR" officeooo:paragraph-rsid="0010f8ba" style:letter-kerning="false" style:font-name-asian="Calibri1" style:language-asian="en" style:country-asian="US" style:language-complex="ar" style:country-complex="SA"/>
    </style:style>
    <style:style style:name="P6" style:family="paragraph" style:parent-style-name="Standard">
      <style:text-properties officeooo:paragraph-rsid="0010f8ba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Arial" fo:font-size="10pt" fo:font-style="normal" fo:font-weight="bold" officeooo:paragraph-rsid="0010f8ba" style:font-size-asian="10pt" style:font-style-asian="normal" style:font-weight-asian="bold" style:font-name-complex="System1" style:font-size-complex="10pt" style:font-style-complex="normal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Arial" fo:font-style="normal" officeooo:paragraph-rsid="0010f8ba" style:font-style-asian="normal" style:font-style-complex="normal"/>
    </style:style>
    <style:style style:name="P9" style:family="paragraph" style:parent-style-name="Standard">
      <style:text-properties style:font-name="Arial" fo:font-style="normal" officeooo:paragraph-rsid="0010f8ba" style:font-style-asian="normal" style:font-style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0000" loext:opacity="100%" style:font-name="Comic Sans MS" fo:font-size="12pt" style:font-size-asian="12pt" style:font-name-complex="Comic Sans MS1" style:font-size-complex="12pt"/>
    </style:style>
    <style:style style:name="T4" style:family="text">
      <style:text-properties fo:color="#ff0000" loext:opacity="100%" fo:font-size="12pt" style:font-size-asian="12pt" style:font-name-complex="Comic Sans MS1" style:font-size-complex="12pt"/>
    </style:style>
    <style:style style:name="T5" style:family="text">
      <style:text-properties fo:color="#000000" loext:opacity="100%" style:font-name="Comic Sans MS" fo:font-size="12pt" style:font-size-asian="12pt" style:font-name-complex="Comic Sans MS1" style:font-size-complex="12pt"/>
    </style:style>
    <style:style style:name="T6" style:family="text">
      <style:text-properties fo:color="#000000" loext:opacity="100%" fo:font-size="12pt" style:font-size-asian="12pt" style:font-name-complex="Comic Sans MS1" style:font-size-complex="12pt"/>
    </style:style>
    <style:style style:name="T7" style:family="text">
      <style:text-properties fo:color="#000000" loext:opacity="100%" fo:font-size="12pt" officeooo:rsid="0010f8ba" style:font-size-asian="12pt" style:font-name-complex="Comic Sans MS1" style:font-size-complex="12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F"/>
    </style:style>
    <style:style style:name="T10" style:family="text">
      <style:text-properties fo:language="en" fo:country="US" fo:font-style="italic" fo:font-weight="bold" style:font-style-asian="italic" style:font-weight-asian="bold" style:font-name-complex="F" style:font-style-complex="italic" style:font-weight-complex="bold"/>
    </style:style>
    <style:style style:name="T11" style:family="text">
      <style:text-properties fo:language="en" fo:country="US" fo:font-style="italic" fo:font-weight="bold" style:font-style-asian="italic" style:font-weight-asian="bold" style:font-name-complex="Calibri1" style:font-style-complex="italic" style:font-weight-complex="bold"/>
    </style:style>
    <style:style style:name="T1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en" fo:country="US" fo:background-color="#ffff00"/>
    </style:style>
    <style:style style:name="T14" style:family="text">
      <style:text-properties fo:background-color="#ffff00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super 58%" fo:language="en" fo:country="US"/>
    </style:style>
    <style:style style:name="T19" style:family="text">
      <style:text-properties style:font-name="Calibri Light" fo:font-size="12pt" style:font-size-asian="12pt" style:font-name-complex="Calibri Light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équence première<text:tab/><text:tab/></text:span><text:span text:style-name="T2">SPORT AND PROTEST</text:span></text:p>
      <text:p text:style-name="P8"><text:span text:style-name="T4">KEY QUESTION: Can sport be a channel to express dissent?</text:span><text:span text:style-name="T6"> <text:s/></text:span></text:p>
      <text:p text:style-name="P8"><text:span text:style-name="T6">Axe: diversité et inclusion <text:s/></text:span></text:p>
      <text:p text:style-name="P8"><text:span text:style-name="T6">Contexte: les USA de 1930 à nos jours. <text:s text:c="2"/></text:span></text:p>
      <text:p text:style-name="P9"><text:span text:style-name="T6">La lutte contre les inégalités raciales au travers du sport.</text:span></text:p>
      <text:p text:style-name="P9"><text:span text:style-name="T6"/></text:p>
      <text:p text:style-name="P9"><text:span text:style-name="T4">TACHE FINALE :</text:span></text:p>
      <text:p text:style-name="P8"><text:span text:style-name="T6">Imagine you are a young American boy / girl in 1968.</text:span></text:p>
      <text:p text:style-name="P8"><text:span text:style-name="T6">Athletes Tommie Smith and John Carlos protested racial segregation during the medal ceremony at the Mexico Olympic Games.</text:span></text:p>
      <text:p text:style-name="P8"><text:span text:style-name="T6">Will you support them or criticize their decision?</text:span></text:p>
      <text:p text:style-name="P8"><text:span text:style-name="T6">Write a dialogue with a friend and act it out in front of the class.</text:span></text:p>
      <text:p text:style-name="P7"/>
      <text:p text:style-name="P8"><text:span text:style-name="T4">2 notes certificatives pour le BAC: <text:s/></text:span></text:p>
      <text:p text:style-name="P8"><text:span text:style-name="T6">1) Rédiger et jouer un dialogue </text:span></text:p>
      <text:p text:style-name="P8"><text:span text:style-name="T6">2) </text:span><text:span text:style-name="T7">Compréhension orale</text:span></text:p>
      <text:p text:style-name="P9"><text:span text:style-name="T6"/></text:p>
      <text:p text:style-name="P6"><text:span text:style-name="T5"/></text:p>
      <text:p text:style-name="P6">SEQUENCE TROP LONGUE : retirer doc sur M. ALI </text:p>
      <text:p text:style-name="P6">La négation n’est pas maitrisée : prévoir une activité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Séance</text:p>
          </table:table-cell>
          <table:table-cell table:style-name="Tableau1.A1" office:value-type="string">
            <text:p text:style-name="P1">activités</text:p>
          </table:table-cell>
          <table:table-cell table:style-name="Tableau1.A1" office:value-type="string">
            <text:p text:style-name="P1">Supports</text:p>
          </table:table-cell>
          <table:table-cell table:style-name="Tableau1.A1" office:value-type="string">
            <text:p text:style-name="P1">Contenus</text:p>
          </table:table-cell>
        </table:table-row>
        <table:table-row table:style-name="Tableau1.1">
          <table:table-cell table:style-name="Tableau1.A1" office:value-type="string">
            <text:p text:style-name="P1">Séance 1</text:p>
          </table:table-cell>
          <table:table-cell table:style-name="Tableau1.A1" office:value-type="string">
            <text:p text:style-name="P1">1) Présentation séquence : problématique, tâche finale, notes certificatives</text:p>
            <text:p text:style-name="P1"/>
            <text:p text:style-name="P1">2) CO : the Olympic Creed</text:p>
            <text:p text:style-name="P1">_ écouter et compléter</text:p>
            <text:p text:style-name="P1"/>
            <text:p text:style-name="P1">3) EO : répétition chorale </text:p>
            <text:p text:style-name="P1">+ lecture individuelle</text:p>
            <text:p text:style-name="P1"/>
            <text:p text:style-name="P1">HW : S’entraîner à lire le crédo : travailler prononciation et accentuation</text:p>
          </table:table-cell>
          <table:table-cell table:style-name="Tableau1.A1" office:value-type="string">
            <text:p text:style-name="P3"><text:span text:style-name="T8">Première page</text:span></text:p>
            <text:p text:style-name="P1"/>
            <text:p text:style-name="P1"/>
            <text:p text:style-name="P1"/>
            <text:p text:style-name="P3"><text:span text:style-name="T8">Videos “the Olympic Creed”</text:span></text:p>
          </table:table-cell>
          <table:table-cell table:style-name="Tableau1.A1" office:value-type="string">
            <text:p text:style-name="P1"/>
            <text:p text:style-name="P1"/>
            <text:p text:style-name="P1"/>
            <text:p text:style-name="P1"/>
            <text:p text:style-name="P3"><text:span text:style-name="T8">The most important thing (Rev. superlatif)</text:span></text:p>
            <text:p text:style-name="P3"><text:span text:style-name="T8">PHONOLOGIE:</text:span></text:p>
            <text:p text:style-name="P4"><text:span text:style-name="T9">Th</text:span><text:span text:style-name="T10">e e’</text:span><text:span text:style-name="T9">ssential thing / tr</text:span><text:span text:style-name="T10">i</text:span><text:span text:style-name="T9">umph / ‘struggle / fou</text:span><text:span text:style-name="T10">gh</text:span><text:span text:style-name="T9">t / p</text:span><text:span text:style-name="T10">ar</text:span><text:span text:style-name="T9">t / jus</text:span><text:span text:style-name="T10">t as (t</text:span><text:span text:style-name="T11">ₔ</text:span><text:span text:style-name="T10">z) </text:span><text:span text:style-name="T9">/ im’p</text:span><text:span text:style-name="T10">or</text:span><text:span text:style-name="T9">tant</text:span></text:p>
            <text:p text:style-name="P3"><text:span text:style-name="T8">VOC:</text:span></text:p>
            <text:p text:style-name="P3"><text:span text:style-name="T8">Struggle / take part / fight-fought-fought</text:span></text:p>
            <text:p text:style-name="P1"/>
            <text:p text:style-name="P1"/>
            <text:p text:style-name="P1"/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3"><text:span text:style-name="T8">Séance 2</text:span></text:p>
          </table:table-cell>
          <table:table-cell table:style-name="Tableau1.A1" office:value-type="string">
            <text:p text:style-name="P1">1) HW : évaluation de plusieurs élèves sur la lecture du crédo</text:p>
            <text:p text:style-name="P1"/>
            <text:p text:style-name="P1">2) EE : what is the most important olympic value in your eyes ? Why ?</text:p>
            <text:p text:style-name="P1"/>
            <text:p text:style-name="P1">3) Group work : mise en commun en groupe de 4</text:p>
            <text:p text:style-name="P1"/>
            <text:p text:style-name="P1">4) Trace écrite : prendre en notes au tableau plusieurs avis + expressions « how to give your opinion »</text:p>
            <text:p text:style-name="P1"/>
            <text:p text:style-name="P1"/>
            <text:p text:style-name="P1">HW : apprendre la trace écrite</text:p>
          </table:table-cell>
          <table:table-cell table:style-name="Tableau1.A1" office:value-type="string">
            <text:p text:style-name="P1"/>
            <text:p text:style-name="P1"/>
            <text:p text:style-name="P1"/>
            <text:p text:style-name="P1"><text:span text:style-name="T14">DOC A : Carte mentale à distribuer + projeter</text:span></text:p>
          </table:table-cell>
          <table:table-cell table:style-name="Tableau1.A1" office:value-type="string">
            <text:p text:style-name="P1"/>
            <text:p text:style-name="P1"/>
            <text:p text:style-name="P1"/>
            <text:p text:style-name="P3"><text:span text:style-name="T8">VOC: how to give your opinion</text:span></text:p>
            <text:p text:style-name="P3"><text:span text:style-name="T8">I think / in my opinion / in my eyes / to me <text:s/>/ to my mind / as far as I am concerned</text:span></text:p>
            <text:p text:style-name="P3"><text:span text:style-name="T8">I agree with… / I disagree with…</text:span></text:p>
            <text:p text:style-name="P1"/>
            <text:p text:style-name="P3"><text:span text:style-name="T8">Promote / overcome / behave / together / discrimination / opponents</text:span></text:p>
            <text:p text:style-name="P1"/>
            <text:p text:style-name="P3"><text:span text:style-name="T8">PHONOLOGIE:</text:span></text:p>
            <text:p text:style-name="P3"><text:span text:style-name="T8">Discrimi’nation / o’pinion / to’gether <text:s/>/ o’pponents / l</text:span><text:span text:style-name="T12">ear</text:span><text:span text:style-name="T8">n / con’c</text:span><text:span text:style-name="T12">er</text:span><text:span text:style-name="T8">ned</text:span></text:p>
          </table:table-cell>
        </table:table-row>
        <table:table-row table:style-name="Tableau1.1">
          <table:table-cell table:style-name="Tableau1.A1" office:value-type="string">
            <text:p text:style-name="P1">Séance 3</text:p>
          </table:table-cell>
          <table:table-cell table:style-name="Tableau1.A1" office:value-type="string">
            <text:p text:style-name="P1">1) HW : what is the Olympic <text:soft-page-break/>spirit ? Give examples</text:p>
            <text:p text:style-name="P1"/>
            <text:p text:style-name="P1">2) Anticipation Vidéo : « The 1968 Mexico Protest ». What words are you going to hear ? What is the video about ?</text:p>
            <text:p text:style-name="P1"/>
            <text:p text:style-name="P1">3) Anticipation vocabulaire associer images et mots + correction</text:p>
            <text:p text:style-name="P1"/>
            <text:p text:style-name="P1"/>
            <text:p text:style-name="P2">How to take notes</text:p>
            <text:p text:style-name="P1"/>
            <text:p text:style-name="P1"/>
            <text:p text:style-name="P1"/>
            <text:p text:style-name="P1"/>
            <text:p text:style-name="P1">HW : Contrôle de vocabulaire sur la fiche d’anticipation</text:p>
            <text:p text:style-name="P1"/>
          </table:table-cell>
          <table:table-cell table:style-name="Tableau1.A1" office:value-type="string">
            <text:p text:style-name="P1"/>
            <text:p text:style-name="P1"><text:soft-page-break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4">DOC B : Fiche anticipation vocabulaire</text:span></text:p>
          </table:table-cell>
          <table:table-cell table:style-name="Tableau1.A1" office:value-type="string">
            <text:p text:style-name="P1"/>
            <text:p text:style-name="P1"><text:soft-page-break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3"><text:span text:style-name="T8">VOC:</text:span></text:p>
            <text:p text:style-name="P3"><text:span text:style-name="T8">Neck / scarf / heart / head / sock / glove / shoe / fist / anthem / stars and stripes / flag / banner</text:span></text:p>
            <text:p text:style-name="P1">Rath<text:span text:style-name="T15">er</text:span> than / protest / pride / ‘signify / raise / w<text:span text:style-name="T15">ear </text:span>/put / face / repre’sent / re’move /b<text:span text:style-name="T17">ow</text:span></text:p>
            <text:p text:style-name="P1"/>
            <text:p text:style-name="P1"/>
            <text:p text:style-name="P3"><text:span text:style-name="T8">PHONOLOGIE:</text:span></text:p>
            <text:p text:style-name="P3"><text:span text:style-name="T8">Sc</text:span><text:span text:style-name="T12">ar</text:span><text:span text:style-name="T8">f / h</text:span><text:span text:style-name="T12">ea</text:span><text:span text:style-name="T8">d / str</text:span><text:span text:style-name="T12">i</text:span><text:span text:style-name="T8">pes / ‘bann</text:span><text:span text:style-name="T12">er</text:span><text:span text:style-name="T8"> / ‘rath</text:span><text:span text:style-name="T12">er</text:span><text:span text:style-name="T8"> / ‘signify / w</text:span><text:span text:style-name="T12">ear</text:span><text:span text:style-name="T8"> / repre’sent</text:span></text:p>
            <text:p text:style-name="P1"/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Séance 4 et 5</text:p>
          </table:table-cell>
          <table:table-cell table:style-name="Tableau1.A1" office:value-type="string">
            <text:p text:style-name="P1">1) Contrôle de vocabulaire sur la fiche anticipation vocabulaire</text:p>
            <text:p text:style-name="P1"/>
            <text:p text:style-name="P1">2) CO vidéo :</text:p>
            <text:p text:style-name="P1">Constitution progressive de la trace écrite</text:p>
            <text:p text:style-name="P1"/>
            <text:p text:style-name="P1"/>
            <text:p text:style-name="P1"/>
            <text:p text:style-name="P1"/>
            <text:p text:style-name="P1"/>
            <text:p text:style-name="P1">HW : exercice sur la forme négative</text:p>
          </table:table-cell>
          <table:table-cell table:style-name="Tableau1.A1" office:value-type="string">
            <text:p text:style-name="P3"><text:span text:style-name="T13">DOC C: Test VOC</text:span></text:p>
            <text:p text:style-name="P1"/>
            <text:p text:style-name="P1"/>
            <text:p text:style-name="P3"><text:span text:style-name="T8">Fiche anticipation VOC à garder sous les yeux</text:span></text:p>
            <text:p text:style-name="P1"/>
            <text:p text:style-name="P1"/>
            <text:p text:style-name="P1"/>
            <text:p text:style-name="P3"><text:span text:style-name="T8">DOC D: </text:span><text:span text:style-name="T13">ex forme négative</text:span></text:p>
          </table:table-cell>
          <table:table-cell table:style-name="Tableau1.A1" office:value-type="string">
            <text:p text:style-name="P1"/>
            <text:p text:style-name="P1"/>
            <text:p text:style-name="P1"/>
            <text:p text:style-name="P1">GRAMMAIRE :</text:p>
            <text:p text:style-name="P1">Prétérit régulier + irrégulier (wear / put)</text:p>
            <text:p text:style-name="P1"/>
            <text:p text:style-name="P1">Exemple de TE : </text:p>
            <text:p text:style-name="P3"><text:span text:style-name="T8">At the 1968 Olympic Games in Mexico,</text:span></text:p>
            <text:p text:style-name="P3"><text:span text:style-name="T8">American sprinters Tommie Smith and John Carlos came 1</text:span><text:span text:style-name="T18">st</text:span><text:span text:style-name="T8"> and 3</text:span><text:span text:style-name="T18">rd</text:span><text:span text:style-name="T8">. </text:span></text:p>
            <text:p text:style-name="P3"><text:span text:style-name="T8">During the medal ceremony, they protested racial segregation in America.</text:span></text:p>
            <text:p text:style-name="P1">Rather than face the flag, they bowed their head.</text:p>
            <text:p text:style-name="P1">Rather than put their hand over their heart they raised their fist / their black gloved fist.</text:p>
            <text:p text:style-name="P1">Smith removed his shoes to signify black poverty.</text:p>
            <text:p text:style-name="P1">Smith wore a black scarf to represent black pride.</text:p>
          </table:table-cell>
        </table:table-row>
        <table:table-row table:style-name="Tableau1.1">
          <table:table-cell table:style-name="Tableau1.A1" office:value-type="string">
            <text:p text:style-name="P1">Séances 6 et 7</text:p>
          </table:table-cell>
          <table:table-cell table:style-name="Tableau1.A1" office:value-type="string">
            <text:p text:style-name="P1">1) Révision de la trace écrite à l’aide du résumé.</text:p>
            <text:p text:style-name="P1">Evaluer quelques élèves à l’oral</text:p>
            <text:p text:style-name="P1"/>
            <text:p text:style-name="P1">2) TACHE FINALE : réaliser un dialogue. Travail à deux (3 maximum)</text:p>
            <text:p text:style-name="P1">Should Smith and Carlos be excluded from the Olympic Games ?</text:p>
            <text:p text:style-name="P1"/>
            <text:p text:style-name="P1">HW : se préparer à <text:span text:style-name="T16">jouer</text:span> le <text:soft-page-break/>dialogue. Notes autorisées, mais pas de « lecture » du texte.</text:p>
          </table:table-cell>
          <table:table-cell table:style-name="Tableau1.A1" office:value-type="string">
            <text:p text:style-name="P1">Résumé de la TE sous forme de notes</text:p>
            <text:p text:style-name="P1"/>
            <text:p text:style-name="P1"><text:span text:style-name="T14">DOC E : Fiche « linking words »</text:span></text:p>
          </table:table-cell>
          <table:table-cell table:style-name="Tableau1.A1" office:value-type="string">
            <text:p text:style-name="P1"/>
            <text:p text:style-name="P1"/>
            <text:p text:style-name="P1"/>
            <text:p text:style-name="P1"/>
            <text:p text:style-name="P3"><text:span text:style-name="T8">Manipulation du vocabulaire des séances 1-5 </text:span></text:p>
            <text:p text:style-name="P3"><text:span text:style-name="T8">+ fiche connecteurs logiques</text:span></text:p>
            <text:p text:style-name="P3"><text:span text:style-name="T8">+ he should have… he shouldn’t have + PP</text:span></text:p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3"><text:span text:style-name="T8">Séance 8</text:span></text:p>
          </table:table-cell>
          <table:table-cell table:style-name="Tableau1.A1" office:value-type="string">
            <text:p text:style-name="P1">Evaluation des dialogues.</text:p>
            <text:p text:style-name="P1">Notée.</text:p>
            <text:p text:style-name="P1"/>
            <text:p text:style-name="P1"/>
            <text:p text:style-name="P1">HW : compléter la fiche bilan</text:p>
          </table:table-cell>
          <table:table-cell table:style-name="Tableau1.A1" office:value-type="string">
            <text:p text:style-name="P1"><text:span text:style-name="T14">DOC F : Fiche d’évaluation des dialogues</text:span>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3"><text:span text:style-name="T8">Séance 9</text:span></text:p>
          </table:table-cell>
          <table:table-cell table:style-name="Tableau1.A1" office:value-type="string">
            <text:p text:style-name="P1">Fiche bilan 1-6 : correction + remédiation</text:p>
            <text:p text:style-name="P1"/>
          </table:table-cell>
          <table:table-cell table:style-name="Tableau1.A1" office:value-type="string">
            <text:p text:style-name="P1"><text:span text:style-name="T14">DOC G : Fiche bilan</text:span></text:p>
          </table:table-cell>
          <table:table-cell table:style-name="Tableau1.A1" office:value-type="string">
            <text:p text:style-name="P1">Phonologie, vocabulaire, grammaire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8">Séance 10</text:span></text:p>
          </table:table-cell>
          <table:table-cell table:style-name="Tableau1.A1" office:value-type="string">
            <text:p text:style-name="P5"><text:span text:style-name="T19">Fiche bilan 2 (ex 7-8) mise en commun des idées sous formes de colonnes : They should be excluded because… / they shouldn’t be excluded because…</text:span></text:p>
          </table:table-cell>
          <table:table-cell table:style-name="Tableau1.A1" office:value-type="string">
            <text:p text:style-name="P1"><text:span text:style-name="T14">DOC G : Fiche bilan</text:span></text:p>
          </table:table-cell>
          <table:table-cell table:style-name="Tableau1.A1" office:value-type="string">
            <text:p text:style-name="P1">Entraînement à la rédaction d’un paragraphe argumenté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8">Séance 11</text:span></text:p>
          </table:table-cell>
          <table:table-cell table:style-name="Tableau1.A1" office:value-type="string">
            <text:p text:style-name="P1">Evaluation de l’expression écrite</text:p>
          </table:table-cell>
          <table:table-cell table:style-name="Tableau1.A1" office:value-type="string">
            <text:p text:style-name="P1"><text:span text:style-name="T14">DOC H : TEST</text:span></text:p>
          </table:table-cell>
          <table:table-cell table:style-name="Tableau1.A1" office:value-type="string">
            <text:p text:style-name="P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" svg:font-family="System" style:font-family-generic="roman" style:font-pitch="variable"/>
    <style:font-face style:name="System1" svg:font-family="System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06:50.765954295</meta:creation-date>
    <dc:date>2023-09-10T16:11:58.147259560</dc:date>
    <meta:editing-duration>PT5M7S</meta:editing-duration>
    <meta:editing-cycles>1</meta:editing-cycles>
    <meta:document-statistic meta:table-count="1" meta:image-count="0" meta:object-count="0" meta:page-count="3" meta:paragraph-count="103" meta:word-count="782" meta:character-count="4236" meta:non-whitespace-character-count="3539"/>
    <meta:generator>LibreOffice/7.3.7.2$Linux_X86_64 LibreOffice_project/30$Build-2</meta:generator>
  </office:meta>
</office:document-meta>
</file>